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indent="0.4925in" style:auto-text-indent="false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Standard" style:list-style-name="L1"/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0 – Documentation</text:p>
      <text:p text:style-name="Standard"/>
      <text:p text:style-name="P1">Reason for choosing Merge Sort</text:p>
      <text:list xml:id="list2426591650" text:style-name="L1">
        <text:list-item>
          <text:p text:style-name="P4">Merge sort is efficient for larger arrays whereas quick sort is inefficient for larger arrays</text:p>
        </text:list-item>
        <text:list-item>
          <text:p text:style-name="P4">In worst case, merge sort does 39% fewer comparisons than quick sort</text:p>
          <text:list>
            <text:list-item>
              <text:p text:style-name="P4">In worst case, quick sort is O(n2) whereas in quick sort it is O(n log n)</text:p>
            </text:list-item>
          </text:list>
        </text:list-item>
      </text:list>
      <text:p text:style-name="Standard"/>
      <text:p text:style-name="P1">Description of Code Organization</text:p>
      <text:p text:style-name="Standard"/>
      <text:p text:style-name="Standard"/>
      <text:p text:style-name="Standard">| -- Source</text:p>
      <text:p text:style-name="Standard">|<text:tab/>|- Main.c <text:s text:c="17"/>(Main Application)</text:p>
      <text:p text:style-name="Standard">| <text:s text:c="10"/>| - Sort_algorithm.c (has the merge sort algorithm)</text:p>
      <text:p text:style-name="Standard">|</text:p>
      <text:p text:style-name="Standard">| -- Includes</text:p>
      <text:p text:style-name="Standard">|<text:tab/>|- Main.h</text:p>
      <text:p text:style-name="Standard">| <text:s text:c="10"/>| - Sort_algorithm.h</text:p>
      <text:p text:style-name="Standard">|</text:p>
      <text:p text:style-name="Standard">|-- Makefile</text:p>
      <text:p text:style-name="Standard">|</text:p>
      <text:p text:style-name="Standard">|-- All input and output files</text:p>
      <text:p text:style-name="Standard">|</text:p>
      <text:p text:style-name="Standard"/>
      <text:p text:style-name="Standard"/>
      <text:p text:style-name="P1">Description of every file submitted</text:p>
      <text:p text:style-name="Standard"/>
      <text:p text:style-name="P1">Main.c</text:p>
      <text:p text:style-name="Standard"><text:tab/>Contains the main application</text:p>
      <text:p text:style-name="P1">Main.h</text:p>
      <text:p text:style-name="Standard"><text:tab/>Header declarations for the main application</text:p>
      <text:p text:style-name="P1">Sort_algorithm.c</text:p>
      <text:p text:style-name="Standard"><text:tab/>Contains function definitions for merge sort algorithm</text:p>
      <text:p text:style-name="P1">Sort_algorithm.c</text:p>
      <text:p text:style-name="P2">Contains function declarations for merge sort algorithm</text:p>
      <text:p text:style-name="P1">Makefile</text:p>
      <text:p text:style-name="Standard"><text:tab/>Helper script to generate and clean the executables</text:p>
      <text:p text:style-name="P1">Compilation instructions</text:p>
      <text:p text:style-name="Standard"><text:tab/>Make</text:p>
      <text:p text:style-name="Standard"><text:tab/><text:tab/>To generate the executable mysort</text:p>
      <text:p text:style-name="Standard"><text:tab/>Make clean</text:p>
      <text:p text:style-name="Standard"><text:tab/><text:tab/>To clean all object files and executable</text:p>
      <text:p text:style-name="P1">Execution instructions</text:p>
      <text:p text:style-name="Standard"/>
      <text:p text:style-name="Standard">./mysort –name</text:p>
      <text:p text:style-name="Standard"><text:tab/>For displaying the author’s name</text:p>
      <text:p text:style-name="Standard"/>
      <text:p text:style-name="Standard">General rule for application execution:</text:p>
      <text:p text:style-name="Standard"><text:tab/>./mysort [input file] -o [output file]</text:p>
      <text:p text:style-name="Standard">Default output stream – standard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creation-date>2019-09-03T14:02:00Z</meta:creation-date>
    <dc:date>2019-09-05T23:42:40.998613033</dc:date>
    <meta:editing-cycles>6</meta:editing-cycles>
    <meta:editing-duration>PT3H47M42S</meta:editing-duration>
    <meta:document-statistic meta:table-count="0" meta:image-count="0" meta:object-count="0" meta:page-count="1" meta:paragraph-count="40" meta:word-count="180" meta:character-count="1169" meta:non-whitespace-character-count="981"/>
    <meta:template xlink:type="simple" xlink:actuate="onRequest" xlink:title="" xlink:href="Normal"/>
  </office:meta>
</office:document-meta>
</file>